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style:text-autospace="none"/>
      <style:text-properties fo:font-size="11pt" style:font-size-asian="11pt" style:font-size-complex="11pt"/>
    </style:style>
    <style:style style:name="P2" style:family="paragraph" style:parent-style-name="Standard">
      <style:paragraph-properties fo:margin-top="0cm" fo:margin-bottom="0.353cm" fo:line-height="115%" style:text-autospace="none"/>
      <style:text-properties style:font-name="Calibri" fo:font-size="11pt" fo:language="zxx" fo:country="none" style:text-underline-style="none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margin-left="0cm" fo:margin-right="-1.693cm" fo:margin-top="0cm" fo:margin-bottom="0.353cm" fo:line-height="115%" fo:text-indent="0cm" style:auto-text-indent="false" style:text-autospace="none"/>
      <style:text-properties fo:font-size="11pt" style:font-size-asian="11pt" style:font-size-complex="11pt"/>
    </style:style>
    <style:style style:name="P4" style:family="paragraph" style:parent-style-name="Standard">
      <style:paragraph-properties fo:margin-left="0cm" fo:margin-right="-1.693cm" fo:margin-top="0cm" fo:margin-bottom="0.353cm" fo:line-height="115%" fo:text-indent="0cm" style:auto-text-indent="false" style:text-autospace="none"/>
      <style:text-properties style:font-name="Calibri" fo:font-size="11pt" fo:language="zxx" fo:country="none" style:text-underline-style="none" style:font-name-asian="Calibri" style:font-size-asian="11pt" style:font-name-complex="Calibri" style:font-size-complex="11pt"/>
    </style:style>
    <style:style style:name="P5" style:family="paragraph" style:parent-style-name="Standard">
      <style:paragraph-properties fo:margin-left="0cm" fo:margin-right="0cm" fo:margin-top="0cm" fo:margin-bottom="0.353cm" fo:line-height="115%" fo:text-indent="0cm" style:auto-text-indent="false" style:text-autospace="none"/>
      <style:text-properties style:font-name="Calibri" fo:font-size="11pt" fo:language="zxx" fo:country="none" style:text-underline-style="none" style:font-name-asian="Calibri" style:font-size-asian="11pt" style:font-name-complex="Calibri" style:font-size-complex="11pt"/>
    </style:style>
    <style:style style:name="P6" style:family="paragraph" style:parent-style-name="Standard">
      <style:paragraph-properties fo:margin-left="0cm" fo:margin-right="0cm" fo:margin-top="0cm" fo:margin-bottom="0.353cm" fo:line-height="115%" fo:text-align="center" style:justify-single-word="false" fo:text-indent="0cm" style:auto-text-indent="false" style:text-autospace="none"/>
      <style:text-properties style:font-name="Calibri" fo:font-size="11pt" fo:language="zxx" fo:country="none" style:text-underline-style="none" style:font-name-asian="Calibri" style:font-size-asian="11pt" style:font-name-complex="Calibri" style:font-size-complex="11pt"/>
    </style:style>
    <style:style style:name="P7" style:family="paragraph">
      <style:paragraph-properties fo:text-align="center"/>
    </style:style>
    <style:style style:name="T1" style:family="text">
      <style:text-properties style:font-name="Calibri" fo:language="zxx" fo:country="none" style:font-name-asian="Calibri" style:font-name-complex="Calibri"/>
    </style:style>
    <style:style style:name="T2" style:family="text">
      <style:text-properties style:font-name="Calibri" fo:language="zxx" fo:country="none" style:text-underline-style="solid" style:text-underline-width="auto" style:text-underline-color="font-color" style:font-name-asian="Calibri" style:font-name-complex="Calibri"/>
    </style:style>
    <style:style style:name="T3" style:family="text">
      <style:text-properties style:font-name="Calibri" fo:language="zxx" fo:country="none" style:text-underline-style="none" style:font-name-asian="Calibri" style:font-name-complex="Calibri"/>
    </style:style>
    <style:style style:name="T4" style:family="text">
      <style:text-properties style:text-underline-style="solid" style:text-underline-width="auto" style:text-underline-color="font-color"/>
    </style:style>
    <style:style style:name="gr1" style:family="graphic">
      <style:graphic-properties loext:allow-overlap="tr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Dioses(</text:span><text:span text:style-name="T2">Nombre</text:span><text:span text:style-name="T3">,Descripcion)</text:span></text:p>
      <text:p text:style-name="P2"><draw:line text:anchor-type="paragraph" draw:z-index="4" draw:name="Forma18" draw:style-name="gr2" draw:text-style-name="P7" svg:x1="3.182cm" svg:y1="-0.266cm" svg:x2="4.743cm" svg:y2="0.836cm"><text:p/></draw:line></text:p>
      <text:p text:style-name="P5"><text:tab/>Dioses_Guerreros(<text:span text:style-name="T4">Nombre_Dios,ID_Guerrero</text:span>)</text:p>
      <text:p text:style-name="P6"><draw:line text:anchor-type="paragraph" draw:z-index="5" draw:name="Forma18" draw:style-name="gr2" draw:text-style-name="P7" svg:x1="3.209cm" svg:y1="0.919cm" svg:x2="7.506cm" svg:y2="-0.346cm"><text:p/></draw:line></text:p>
      <text:p text:style-name="P1"><text:span text:style-name="T3"><text:tab/>Guerreros(</text:span><text:span text:style-name="T2">ID</text:span><text:span text:style-name="T3">,Nombre_Asentamiento,Nombre,Apellido1,Apellido2,Sexo,Codigo_Org_Militar)</text:span></text:p>
      <text:p text:style-name="P4"><draw:line text:anchor-type="paragraph" draw:z-index="1" draw:name="Forma9" draw:style-name="gr1" draw:text-style-name="P7" svg:x1="14.454cm" svg:y1="-0.004cm" svg:x2="11.972cm" svg:y2="5.603cm"><text:p/></draw:line><draw:line text:anchor-type="paragraph" draw:z-index="6" draw:name="Forma18" draw:style-name="gr2" draw:text-style-name="P7" svg:x1="4.426cm" svg:y1="0.801cm" svg:x2="4.955cm" svg:y2="-0.266cm"><text:p/></draw:line><draw:line text:anchor-type="paragraph" draw:z-index="7" draw:name="Forma18" draw:style-name="gr2" draw:text-style-name="P7" svg:x1="2.97cm" svg:y1="-0.347cm" svg:x2="0.351cm" svg:y2="1.346cm"><text:p/></draw:line></text:p>
      <text:p text:style-name="P3"><draw:line text:anchor-type="paragraph" draw:z-index="0" draw:name="Forma11" draw:style-name="gr1" draw:text-style-name="P7" svg:x1="5.177cm" svg:y1="1.806cm" svg:x2="0.351cm" svg:y2="0.448cm"><text:p/></draw:line><text:span text:style-name="T3"><text:tab/>Asentamiento(</text:span><text:span text:style-name="T2">Nombre</text:span><text:span text:style-name="T3">,Num_Hab,Localizacion) <text:s/></text:span></text:p>
      <text:p text:style-name="P4"/>
      <text:p text:style-name="P3"><text:span text:style-name="T3"><text:tab/>Armas(</text:span><text:span text:style-name="T2">Cod_Arma</text:span><text:span text:style-name="T3">,Id_Guerreros,Est_Conservacion,Material,Nombre)</text:span></text:p>
      <text:p text:style-name="P2"><text:tab/></text:p>
      <text:p text:style-name="P1"><draw:line text:anchor-type="paragraph" draw:z-index="3" draw:name="Forma18_0" draw:style-name="gr2" draw:text-style-name="P7" svg:x1="2.468cm" svg:y1="2.556cm" svg:x2="4.796cm" svg:y2="0.429cm"><text:p/></draw:line><text:span text:style-name="T3"><text:tab/><text:tab/>Infanteria (</text:span><text:span text:style-name="T2">Código_Org_Militar</text:span><text:span text:style-name="T3">, Tipo, Num_soldados)</text:span></text:p>
      <text:p text:style-name="P1"><draw:line text:anchor-type="paragraph" draw:z-index="8" draw:name="Forma18" draw:style-name="gr2" draw:text-style-name="P7" svg:x1="3.209cm" svg:y1="1.859cm" svg:x2="11.972cm" svg:y2="0.217cm"><text:p/></draw:line><text:span text:style-name="T3"><text:tab/><text:tab/>Caballeria (</text:span><text:span text:style-name="T2">Código_Org_Militar</text:span><text:span text:style-name="T3">, Num_Caballos)</text:span></text:p>
      <text:p text:style-name="P2"><draw:line text:anchor-type="paragraph" draw:z-index="2" draw:name="Forma18" draw:style-name="gr2" draw:text-style-name="P7" svg:x1="2.944cm" svg:y1="0.776cm" svg:x2="5.034cm" svg:y2="-0.282cm"><text:p/></draw:line></text:p>
      <text:p text:style-name="P1"><text:span text:style-name="T3">Org_Militares(</text:span><text:span text:style-name="T2">Codigo</text:span><text:span text:style-name="T3">,Id_Lider,Nombre,Color_Estandarte)</text:span><text:span text:style-name="T3"><text:tab/></text:span></text:p>
      <text:p text:style-name="P1"><draw:line text:anchor-type="paragraph" draw:z-index="9" draw:name="Forma18" draw:style-name="gr2" draw:text-style-name="P7" svg:x1="3.018cm" svg:y1="1.665cm" svg:x2="4.108cm" svg:y2="-0.305cm"><text:p/></draw:line></text:p>
      <text:p text:style-name="P2"/>
      <text:p text:style-name="P2"><text:tab/>Lider(<text:span text:style-name="T4">id_lider,</text:span>Nombre,Apellido,Año_Liderazg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Puntas_20_de_20_flecha_20_1" draw:display-name="Puntas de flecha 1" svg:viewBox="0 0 20 13" svg:d="M0 13l10-13 10 13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Aguayo Valero</meta:initial-creator>
    <meta:creation-date>2021-04-16T13:23:17.80</meta:creation-date>
    <dc:date>2021-04-18T16:43:15.81</dc:date>
    <meta:editing-duration>PT3H4M10S</meta:editing-duration>
    <meta:editing-cycles>7</meta:editing-cycles>
    <meta:generator>OpenOffice/4.1.9$Win32 OpenOffice.org_project/419m1$Build-9805</meta:generator>
    <dc:creator>Juan Aguayo Valero</dc:creator>
    <meta:document-statistic meta:table-count="0" meta:image-count="0" meta:object-count="0" meta:page-count="1" meta:paragraph-count="10" meta:word-count="14" meta:character-count="462"/>
  </office:meta>
</office:document-meta>
</file>